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 Good morning to you too.”</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 </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are you amnesiac? Just now you were as cheerful as a dead fish.”</text:p>
      <text:p text:style-name="Normal">“Oh, that...”</text:p>
      <text:p text:style-name="Normal">“Should I pretend it didn’t happen?”</text:p>
      <text:p text:style-name="Normal">“Thanks, but you don’t have to. It wasn’t a big deal, it was just a little existential crisis. It may not be that important, but I don’t want to act like it didn’t happen.”</text:p>
      <text:p text:style-name="Normal">That piqued her interest, “... What kind?”</text:p>
      <text:p text:style-name="Normal">“?”</text:p>
      <text:p text:style-name="Normal">“What kind of crisis was it? What did you worry about?”</text:p>
      <text:p text:style-name="Normal">“I was just debating whether my life is worth living or not. In the grand scheme of things, it’s a pretty meaningless question.”</text:p>
      <text:p text:style-name="Normal">“... You’re weird,” she smiled.</text:p>
      <text:p text:style-name="Normal">“I don’t want to hear that from you.” (-_-* )</text:p>
      <text:p text:style-name="Normal">“You know, before running into you, I was thinking of going to a coffee shop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n’t be a bad idea; she might even make an effort to attend it, although she’d definitely spend most of her time staring out the window, at the slowly changing scenery. With such images filling her mind, she got up, stretched with a “Mm~~”, then offered you a hand.</text:p>
      <text:p text:style-name="Normal">“?”</text:p>
      <text:p text:style-name="Normal">That last act left you looking at her puzzled. <text:span text:style-name="T1">Right... people don’t need help to get up, not from a seat... Why am I such an idiot? </text:span>She internally facepalmed, and hesitantly, awkwardly started retracting her hand while muttering “ah, um, sorry, my bad.” She certainly hadn’t expected you to accept her help, and take her hand.</text:p>
      <text:p text:style-name="Normal">“Thanks,” there was sincerity in your voice.</text:p>
      <text:p text:style-name="Normal">Your hand was so soft and warm, she felt so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text:p>
      <text:p text:style-name="Normal">“I know a place that makes croissants that are to die for, they’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 is happiness?</text:p>
      <text:p text:style-name="P1"/>
      <text:p text:style-name="Normal">Did you know that she’d lied to you? <text:span text:style-name="T1">Probably not yet. </text:span>She never left her room in the first place, there was no way she knew of any place that made croissants. 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chec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mostly during the weekend.”</text:p>
      <text:p text:style-name="Normal">( ,,⩌'︿'⩌,,) → （￣へ￣） → "( – ⌓ – ) ← [approximate evolution of her facial expression over the last five seconds]</text:p>
      <text:p text:style-name="Normal">“Apologise to all shut-ins in the world, starting from me.” Her tone left no room for discussion.</text:p>
      <text:p text:style-name="Normal">“Ah... I’m sorry ma’am,” then you looked up to the sky and bowed apologetically, “sorry, everyone.”</text:p>
      <text:p text:style-name="Normal">Putting that aside, cafes seemed surprisingly rare around here, and she was starting to worry about whether you’d find one at all.</text:p>
      <text:p text:style-name="Normal">“Still, it’s pretty nice to take a walk every once in a while, don’t you think?” <text:span text:style-name="T6">You were walking with your hands behind your head and not a care in the world. Despite your backpack, you looked as though nothing was weighing you down. </text:span><text:span text:style-name="T5">I like that... I want it too.</text:span></text:p>
      <text:p text:style-name="Normal"><text:span text:style-name="T6">And so, she took a deep breath, taking in the fresh air. </text:span><text:span text:style-name="T5">Inhale, exhale. Inhale... Exhale...</text:span><text:span text:style-name="T6"> </text:span>It smelled of spring alright. Her steps felt a little lighter, the sky felt a little wider, and the streets felt a little less busy. <text:span text:style-name="T1">Come to think of it, </text:span>there weren’t that many people going around in the first place. She hadn’t noticed how serene today was.</text:p>
      <text:p text:style-name="Normal">“Yeah. <text:span text:style-name="T6">I don’t feel like worrying about anything right now</text:span>,” she answered.</text:p>
      <text:p text:style-name="Normal">“Same.”</text:p>
      <text:p text:style-name="Normal">Maybe that was why the little patch of silence you two walked together felt strangely... peaceful.</text:p>
      <text:p text:style-name="Normal">When you passed by a supermarket,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ee through her lie?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h... Didn’t know you were into those.”</text:p>
      <text:p text:style-name="Normal">“I love spicy stuff! I don’t know how to explain it, but it’s like they make me feel alive.”</text:p>
      <text:p text:style-name="Normal">“... What a weird guy,” she mumbled not so subtly.</text:p>
      <text:p text:style-name="Normal">“I don’t want to hear that from you,” you fired back.</text:p>
      <text:p text:style-name="Normal"><text:span text:style-name="T1">Yeah, fair enough, </text:span>she had to concede with a grin and a nod.</text:p>
      <text:p text:style-name="Normal">As for herself, she took a bag of classic chips, and of course you had to comment over how plain her taste was, which led to her having to explain the charm and appeal of the one and only original experience for all potato chips, as opposed to all those uselessly flashy and overly chemical flavours they’ve been making up over the years.</text:p>
      <text:p text:style-name="Normal">While peace did return afterwards,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text:span text:style-name="T1">I did my best...</text:span>); this had completely disarmed her.</text:p>
      <text:p text:style-name="Normal">The air quieted down again as you resumed your <text:span text:style-name="T6">aimless walk. It quieted down,</text:span> but it wasn’t silent; the leaves of the trees on the sidewalk rustled in the wind, and the birds that made their nest in them had no qualms about how loud they were chirping, nor did the occasional car care about how noisily its engine rumbled. It seemed only those walking their dogs or those off on some early errand weren’t interested in joining in the mundane symphony of daily life, but even then a few of them did whistle their way past you two.</text:p>
      <text:p text:style-name="Normal">“Feels like a holiday.”</text:p>
      <text:p text:style-name="Normal">“Right?”</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his continued until you came across an empty playground, at which point, without so much as a word, you went in, each taking one of the seats on the swing.</text:p>
      <text:p text:style-name="Normal">“My feet are starting to hurt.”</text:p>
      <text:p text:style-name="Normal">“Same.”</text:p>
      <text:p text:style-name="Normal">“Maybe we should start going to the gym or something.”</text:p>
      <text:p text:style-name="Normal">“Yup...”</text:p>
      <text:p text:style-name="Normal">At some point, you turned to her and asked “say, is that croissant place still far away?”</text:p>
      <text:p text:style-name="Normal">“Dunno, beats me,” she answered nonchalantly.</text:p>
      <text:p text:style-name="Normal">“Huh? What’s that mean?”</text:p>
      <text:p text:style-name="Normal"><text:span text:style-name="T1">I guess it’s about time I told you the truth... </text:span>She turned to you and, while she herself didn’t know why, she smiled like <text:span text:style-name="T6">she was a child about to reveal to her friend she got an A+ on the maths test:</text:span></text:p>
      <text:p text:style-name="Normal">“Would you get angry if I told you I don’t know any place that makes croissants?”</text:p>
      <text:p text:style-name="Normal">You looked at her in complete disbelief for a solid five seconds, and then,<text:span text:style-name="T6"> for exactly no reason in particular</text:span>, you both started laughing. For a good minute or two, you two just laughed.</text:p>
      <text:p text:style-name="Normal">“I... You... You’re an idiot, you know that?” That‘s what you told her,<text:span text:style-name="T6"> a tear in your eye,</text:span> when you finally calmed down.</text:p>
      <text:p text:style-name="Normal">“I know, I know, sorry,” she answered, still catching her breath.</text:p>
      <text:p text:style-name="Normal">And, even as your last chuckles were carried away by the wind, the grins on your faces didn’t fade.</text:p>
      <text:p text:style-name="Normal">This was the first time you’d ever called her an idiot, and, maybe because of the circumstances, it made her happy; the distance between you had shrunk, <text:span text:style-name="T1">a little.</text:span> Nevertheless, she didn’t want you<text:span text:style-name="T6"> to think of her as completely hopeless</text:span>,</text:p>
      <text:p text:style-name="Normal">“Say, can I make excuses?”</text:p>
      <text:p text:style-name="Normal">“Sure, go ahead.”</text:p>
      <text:p text:style-name="Normal">“You seemed a little down when you said you were wondering whether life had a meaning, so I wanted to help, somehow. And, it just so happened that I wanted to stumble across a great café today, so I thought it’d cheer you up if we found one.”</text:p>
      <text:p text:style-name="Normal">With nothing but curiosity in your voice, “then, why did you lie about the croissants?”</text:p>
      <text:p text:style-name="Normal"><text:span text:style-name="T1">Why indeed... </text:span>“I guess... When I said it, I didn’t think of it as a lie. I really did intend to find a place that makes croissants so yummy you’d d-... live for them. I still haven’t given up, by the way.”</text:p>
      <text:p text:style-name="Normal">You thought for a moment, and at the end of it, you reached into your backpack for the bag of spicy chips, then opened it and, “I don’t know how to thank you, so, have some,” offered it to her.</text:p>
      <text:p text:style-name="Normal">She looked at it apprehensively. <text:span text:style-name="T1">Well, trying one probably won’t hurt, </text:span>“thanks...” She just wanted to understand you more, really. Unfortunately,</text:p>
      <text:p text:style-name="Normal">“*Cough, cough, cough*,” a coughing fit and half a bottle of peach tea later, she understood you even less.</text:p>
      <text:p text:style-name="Normal">“Sorry about that,” you giggled.</text:p>
      <text:p text:style-name="Normal"><text:span text:style-name="T1">You don’t look sorry at all! </text:span>She thought, and her expression conveyed as much.</text:p>
      <text:p text:style-name="Normal">(｡•̀ ⤙ •́ ｡ꐦ) !!! ← [something like this]</text:p>
      <text:p text:style-name="Normal">“Think of it like this: you took me on a fool’s errand so now we’re even,” you replied smugly. “But, to be perfectly honest, I really was trying to thank you just now.<text:span text:style-name="T6"> To put it simply, you’ve made my morning. And, if you can stand my company a little longer, I’m sure you’ll make my day.” You looked her straight in the eye as you said this, and your smile was so sincere... Of course she had to avert her gaze.</text:span></text:p>
      <text:p text:style-name="Normal">“Yeah, I’ll... consider it...” She wanted to act cool and indifferent, but she could only contain her happiness for so long before it inevitably manifested itself. That was why she let out an incredibly high and barely audible “Mm!!!!” while stomping her feet on the ground. Had she been a puppy, her tail would be wagging furiously right now.</text:p>
      <text:p text:style-name="Normal">“By the way, has anyone ever told you that you’re really cute when you get flustered like this?”</text:p>
      <text:p text:style-name="Normal">“... Æh?” <text:span text:style-name="T6">Where did that curve ball come from? Now she was blushing so hard it wouldn’t be strange if she just *pop* and popped out of existence.</text:span> “T-thanks...”</text:p>
      <text:p text:style-name="Normal">A little while later, after she’d calmed down, you got up:</text:p>
      <text:p text:style-name="Normal">“Alright. Shall we go look for your imaginary café?” and extended a hand to her.</text:p>
      <text:p text:style-name="Normal">She was all too glad to take it and, “yeah, let’s go,” this time, didn’t let go even as you left the playground. Oddly enough, you didn’t seem to min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Normal"/>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